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010f" officeooo:paragraph-rsid="001c010f"/>
    </style:style>
    <style:style style:name="P2" style:family="paragraph" style:parent-style-name="Standard">
      <style:text-properties officeooo:rsid="001c010f" officeooo:paragraph-rsid="001c5df8"/>
    </style:style>
    <style:style style:name="P3" style:family="paragraph" style:parent-style-name="Standard">
      <style:text-properties officeooo:rsid="001c5df8" officeooo:paragraph-rsid="001c5df8"/>
    </style:style>
    <style:style style:name="P4" style:family="paragraph" style:parent-style-name="Standard">
      <style:text-properties officeooo:rsid="001d2ea0" officeooo:paragraph-rsid="001d2ea0"/>
    </style:style>
    <style:style style:name="P5" style:family="paragraph" style:parent-style-name="Standard">
      <style:text-properties officeooo:rsid="001d2ea0" officeooo:paragraph-rsid="001e12d0"/>
    </style:style>
    <style:style style:name="P6" style:family="paragraph" style:parent-style-name="Standard">
      <style:text-properties officeooo:rsid="001e12d0" officeooo:paragraph-rsid="001e12d0"/>
    </style:style>
    <style:style style:name="P7" style:family="paragraph" style:parent-style-name="Standard">
      <style:text-properties officeooo:rsid="001fd8f4" officeooo:paragraph-rsid="001fd8f4"/>
    </style:style>
    <style:style style:name="P8" style:family="paragraph" style:parent-style-name="Standard" style:list-style-name="L1">
      <style:text-properties officeooo:rsid="001fd8f4" officeooo:paragraph-rsid="001fd8f4"/>
    </style:style>
    <style:style style:name="P9" style:family="paragraph" style:parent-style-name="Standard" style:list-style-name="L2">
      <style:text-properties officeooo:rsid="001fd8f4" officeooo:paragraph-rsid="001fd8f4"/>
    </style:style>
    <style:style style:name="P10" style:family="paragraph" style:parent-style-name="Standard" style:list-style-name="L2">
      <style:text-properties officeooo:rsid="0020315a" officeooo:paragraph-rsid="0020315a"/>
    </style:style>
    <style:style style:name="P11" style:family="paragraph" style:parent-style-name="Standard">
      <style:text-properties officeooo:rsid="0021c42b" officeooo:paragraph-rsid="0021c42b"/>
    </style:style>
    <style:style style:name="T1" style:family="text">
      <style:text-properties officeooo:rsid="001c5df8"/>
    </style:style>
    <style:style style:name="T2" style:family="text">
      <style:text-properties officeooo:rsid="001e12d0"/>
    </style:style>
    <style:style style:name="T3" style:family="text">
      <style:text-properties officeooo:rsid="001fd8f4"/>
    </style:style>
    <style:style style:name="T4" style:family="text">
      <style:text-properties officeooo:rsid="0020315a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4">An Opinion on: <text:s/>Automatic Parsing of Your Config File, </text:span>Use <text:span text:style-name="T4">P</text:span>ython <text:span text:style-name="T4">Alone</text:span></text:p>
      <text:p text:style-name="P1"/>
      <text:p text:style-name="P1">I should preface this opinion by noting who <text:span text:style-name="T4">is the user of my application</text:span>. <text:s/>In my case it is for a user ( often me ) who know<text:span text:style-name="T2">s</text:span> Python and can be trusted with the <text:span text:style-name="T1">security of the system</text:span>. <text:s/>For this type of user they may well know Python better than tomil, Jason, xml…. <text:s/>So the solution is simple: use Python to parse your <text:s/>parameter file by writing <text:span text:style-name="T4">the config file</text:span> in Python.</text:p>
      <text:p text:style-name="P1"/>
      <text:p text:style-name="P2">Boom, <text:s/>you are done. <text:s/></text:p>
      <text:p text:style-name="P2"/>
      <text:p text:style-name="P2">At this point in you reading you can fire off a comment about why I am wrong, but <text:span text:style-name="T1">remember who the application is for.</text:span></text:p>
      <text:p text:style-name="P2"/>
      <text:p text:style-name="P3">If you want to bear with me I have some advice on how to do it ( as in how I do it ).</text:p>
      <text:p text:style-name="P3"/>
      <text:p text:style-name="P3">Parameters are in their own file parametes.py. <text:s/>You need to create something that is basically a global</text:p>
      <text:p text:style-name="P3">singleton. <text:s/>There are a lot of way to do this and one thin<text:span text:style-name="T2">g</text:span> that makes this easy is you are not trying</text:p>
      <text:p text:style-name="P3">to stop you user from doing something stupid, they are trusted with the system. <text:s/><text:span text:style-name="T2">So, while is is fashionable to say avoid </text:span><text:span text:style-name="T3">globals</text:span><text:span text:style-name="T2">, </text:span><text:span text:style-name="T4">but</text:span><text:span text:style-name="T2"> note that the contents of a module are global </text:span><text:span text:style-name="T4">and we all use modules, all the time</text:span><text:span text:style-name="T2">. <text:s/>So import a module and use something in it, </text:span><text:span text:style-name="T3">the somethings are all global ( and not module global, but application global )</text:span><text:span text:style-name="T2">. In my case </text:span><text:span text:style-name="T3">in some part of my application:</text:span></text:p>
      <text:p text:style-name="P3"/>
      <text:p text:style-name="P6"><text:tab/>import parameters</text:p>
      <text:p text:style-name="P6"/>
      <text:p text:style-name="P6"><text:tab/># use a parameter later <text:span text:style-name="T4">in this module</text:span></text:p>
      <text:p text:style-name="P6"><text:tab/><text:span text:style-name="T4">set_screen_width (</text:span>parameters.PARAMETERS.qt_width <text:span text:style-name="T4">)</text:span></text:p>
      <text:p text:style-name="P3"/>
      <text:p text:style-name="P7">Before you go much farther lets read the code in parameters.py</text:p>
      <text:p text:style-name="P7"/>
      <text:p text:style-name="P7">github link.</text:p>
      <text:p text:style-name="P7"/>
      <text:p text:style-name="P7">A few words about the code:</text:p>
      <text:list xml:id="list52317558" text:style-name="L2">
        <text:list-header>
          <text:p text:style-name="P9"/>
        </text:list-header>
        <text:list-item>
          <text:p text:style-name="P10"><text:s/>I know you may not like my formatting, Blacken it if you wish. <text:s/>But as it is you should be able to read it. </text:p>
          <text:p text:style-name="P10"/>
        </text:list-item>
        <text:list-item>
          <text:p text:style-name="P10">Code is int he order it is likely to be modified over time with the most likely modifications at the top. <text:s/>I know __init__ is usually at the top</text:p>
        </text:list-item>
      </text:list>
      <text:p text:style-name="P7"/>
      <text:p text:style-name="P7">What I see as benefits of this approach:</text:p>
      <text:p text:style-name="P7"/>
      <text:list xml:id="list722546856" text:style-name="L1">
        <text:list-item>
          <text:p text:style-name="P8">Easy to have multiple mode for different purposes, or different computers</text:p>
          <text:p text:style-name="P8"/>
        </text:list-item>
        <text:list-item>
          <text:p text:style-name="P8">Dead simple to get back to defaults without loosing any customizations</text:p>
          <text:p text:style-name="P8"/>
        </text:list-item>
        <text:list-item>
          <text:p text:style-name="P8">No converting of strings in a config to some other object type you can have a parameter</text:p>
          <text:p text:style-name="P8"/>
        </text:list-item>
        <text:list-item>
          <text:p text:style-name="P8">be of any type the parameters.py file can create.</text:p>
          <text:p text:style-name="P8"><text:soft-page-break/></text:p>
        </text:list-item>
        <text:list-item>
          <text:p text:style-name="P8">Parameters are easy to search for in your code and track back to the parameter file.</text:p>
        </text:list-item>
        <text:list-item>
          <text:p text:style-name="P8">If you get too clever it can be hard to figure out where the parameters ended up, but just print( parameters.PARAMETERS ) or display to the user or whatever.</text:p>
        </text:list-item>
        <text:list-item>
          <text:p text:style-name="P8"/>
        </text:list-item>
        <text:list-item>
          <text:p text:style-name="P8">Add additional tricks, I detect the os type and computer name and add some tweaks based on that.</text:p>
          <text:p text:style-name="P8"/>
        </text:list-item>
        <text:list-item>
          <text:p text:style-name="P8">If you need to convert to some other config/ini file just do the work in parametes.py and BING you are done no other code need be touched. <text:s/>Because of this I think you can consider using any other method of configuration as a Premature Optimization.</text:p>
        </text:list-item>
      </text:list>
      <text:p text:style-name="P7"/>
      <text:p text:style-name="P7">Now if you have read this far, and looked at the code tell my why I am wrong. ( or tell me how I might even refine this approach.</text:p>
      <text:p text:style-name="P7"/>
      <text:p text:style-name="P7"/>
      <text:p text:style-name="P7"/>
      <text:p text:style-name="P7"/>
      <text:p text:style-name="P11">python_opinions</text:p>
      <text:p text:style-name="P11"/>
      <text:p text:style-name="P11"/>
      <text:p text:style-name="P5"><text:s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8:10:50.540306124</meta:creation-date>
    <dc:date>2024-11-26T14:43:05.685245191</dc:date>
    <meta:editing-duration>PT5H36M3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546" meta:character-count="2791" meta:non-whitespace-character-count="2269"/>
  </office:meta>
</office:document-meta>
</file>